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31e2" officeooo:paragraph-rsid="000131e2"/>
    </style:style>
    <style:style style:name="P2" style:family="paragraph" style:parent-style-name="Standard">
      <style:text-properties officeooo:rsid="0002232c" officeooo:paragraph-rsid="0002232c"/>
    </style:style>
    <style:style style:name="P3" style:family="paragraph" style:parent-style-name="Standard">
      <style:text-properties fo:font-weight="bold" officeooo:rsid="000131e2" officeooo:paragraph-rsid="000131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Text for word recognition using Nuance</text:p>
      <text:p text:style-name="P1"/>
      <text:p text:style-name="P1">Good morning robot</text:p>
      <text:p text:style-name="P1"/>
      <text:p text:style-name="P1">how are you today</text:p>
      <text:p text:style-name="P1"/>
      <text:p text:style-name="P1">What is the weather like today</text:p>
      <text:p text:style-name="P1"/>
      <text:p text:style-name="P1">Where will you be tomorrow</text:p>
      <text:p text:style-name="P1"/>
      <text:p text:style-name="P1">I would like to start generator one</text:p>
      <text:p text:style-name="P1"/>
      <text:p text:style-name="P1">I would like to power up generator two</text:p>
      <text:p text:style-name="P1"/>
      <text:p text:style-name="P1">I would like to enable generator three</text:p>
      <text:p text:style-name="P1"/>
      <text:p text:style-name="P1">Robot go to location A</text:p>
      <text:p text:style-name="P1"/>
      <text:p text:style-name="P1">Robot go to location B</text:p>
      <text:p text:style-name="P1"/>
      <text:p text:style-name="P1">Find a cup of coffee</text:p>
      <text:p text:style-name="P1"/>
      <text:p text:style-name="P1">The year is two zeros one eight</text:p>
      <text:p text:style-name="P1"/>
      <text:p text:style-name="P2">Select option three</text:p>
      <text:p text:style-name="P2"/>
      <text:p text:style-name="P2">The three base colors are red blue and green</text:p>
      <text:p text:style-name="P2"/>
      <text:p text:style-name="P2">Set valve option on</text:p>
      <text:p text:style-name="P2"/>
      <text:p text:style-name="P2">Set valve option off</text:p>
      <text:p text:style-name="P1"/>
      <text:p text:style-name="P3"># Words</text:p>
      <text:p text:style-name="P1">1-10</text:p>
      <text:p text:style-name="P1">Monday (through to) Sunday</text:p>
      <text:p text:style-name="P2">January - April</text:p>
      <text:p text:style-name="P1"/>
      <text:p text:style-name="P1">Move, </text:p>
      <text:p text:style-name="P1">action, </text:p>
      <text:p text:style-name="P1">activate, </text:p>
      <text:p text:style-name="P1">enable, </text:p>
      <text:p text:style-name="P1">start, </text:p>
      <text:p text:style-name="P1">stop, </text:p>
      <text:p text:style-name="P1">abort, </text:p>
      <text:p text:style-name="P1">quit, </text:p>
      <text:p text:style-name="P1">accept, </text:p>
      <text:p text:style-name="P1">yes, </text:p>
      <text:p text:style-name="P1">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53:23.083696458</meta:creation-date>
    <dc:date>2018-01-30T14:00:50.478692371</dc:date>
    <meta:editing-duration>PT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10" meta:character-count="564" meta:non-whitespace-character-count="475"/>
  </office:meta>
</office:document-meta>
</file>